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rimson Pro Light" svg:font-family="'Crimson Pro Light'" style:font-adornments="Ligh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535in"/>
    </style:style>
    <style:style style:name="co2" style:family="table-column">
      <style:table-column-properties fo:break-before="auto" style:column-width="1.36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rimson Pro Light" fo:font-size="18pt" style:font-size-asian="18pt" style:font-size-complex="18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/>
          <table:table-cell office:value-type="string" calcext:value-type="string">
            <text:p>Million £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are Capital</text:p>
          </table:table-cell>
          <table:table-cell office:value-type="float" office:value="179" calcext:value-type="float">
            <text:p>17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erve and Insurance Funds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ans, Savings Bank Deposits and sundry fund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Property used in trade</text:p>
          </table:table-cell>
          <table:table-cell office:value-type="float" office:value="49" calcext:value-type="float">
            <text:p>4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cks</text:p>
          </table:table-cell>
          <table:table-cell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perty not used in trade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estments</text:p>
          </table:table-cell>
          <table:table-cell office:value-type="float" office:value="170" calcext:value-type="float">
            <text:p>170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rimson Pro Light" svg:font-family="'Crimson Pro Light'" style:font-adornments="Ligh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IN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7">00/00/0000</text:date>, <text:time style:data-style-name="N2" text:time-value="03:27:38.7593298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1$Linux_X86_64 LibreOffice_project/7b257967b9cd574cb72598999edde852baa10d80</meta:generator>
    <meta:creation-date>2021-11-17T03:27:41.321179955</meta:creation-date>
    <meta:editing-duration>PT22M11S</meta:editing-duration>
    <meta:editing-cycles>4</meta:editing-cycles>
    <meta:initial-creator>Ashok Koyi</meta:initial-creator>
    <dc:date>2021-11-17T04:00:01.824768116</dc:date>
    <dc:creator>Ashok Koyi</dc:creator>
    <meta:document-statistic meta:table-count="2" meta:cell-count="16" meta:object-count="0"/>
    <meta:template xlink:type="simple" xlink:actuate="onRequest" xlink:title="default" xlink:href="../../../../../../../../../snap/libreoffice/237/.config/libreoffice/4/user/template/default.ots" meta:date="2021-11-17T03:27:39.072090590"/>
  </office:meta>
</office:document-meta>
</file>